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List_20_Contents" style:list-style-name="LS2"/>
    <style:style style:name="P3" style:family="paragraph" style:parent-style-name="List_20_Contents" style:list-style-name="L23"/>
    <style:style style:name="P4" style:family="paragraph" style:parent-style-name="List_20_Contents" style:list-style-name="LS1"/>
    <style:style style:name="P5" style:family="paragraph" style:parent-style-name="List_20_Contents" style:list-style-name="LS3"/>
    <style:style style:name="P6" style:family="paragraph" style:parent-style-name="List_20_Contents" style:list-style-name="L14"/>
    <style:style style:name="P7" style:family="paragraph" style:parent-style-name="List_20_Contents" style:list-style-name="L15"/>
    <style:style style:name="P8" style:family="paragraph" style:parent-style-name="List_20_Contents" style:list-style-name="LS5"/>
    <style:style style:name="P9" style:family="paragraph" style:parent-style-name="List_20_Contents" style:list-style-name="LS6"/>
    <style:style style:name="P10" style:family="paragraph" style:parent-style-name="List_20_Contents" style:list-style-name="LS7"/>
    <style:style style:name="P11" style:family="paragraph" style:parent-style-name="List_20_Contents" style:list-style-name="LS8"/>
    <style:style style:name="P12" style:family="paragraph" style:parent-style-name="List_20_Contents" style:list-style-name="L20"/>
    <style:style style:name="P13" style:family="paragraph" style:parent-style-name="List_20_Contents" style:list-style-name="LS9"/>
    <style:style style:name="P14" style:family="paragraph" style:parent-style-name="List_20_Contents" style:list-style-name="L21"/>
    <style:style style:name="P15" style:family="paragraph" style:parent-style-name="Title">
      <style:paragraph-properties fo:break-before="page"/>
    </style:style>
    <style:style style:name="P16" style:family="paragraph" style:parent-style-name="Text_20_body">
      <style:text-properties officeooo:rsid="001c66b1" officeooo:paragraph-rsid="001c66b1"/>
    </style:style>
    <style:style style:name="P17" style:family="paragraph" style:parent-style-name="Text_20_body" style:list-style-name="L15">
      <style:text-properties officeooo:rsid="001d7994" officeooo:paragraph-rsid="001d7994"/>
    </style:style>
    <style:style style:name="P18" style:family="paragraph" style:parent-style-name="Text_20_body" style:list-style-name="L17">
      <style:text-properties officeooo:rsid="001d7994" officeooo:paragraph-rsid="001d7994"/>
    </style:style>
    <style:style style:name="P19" style:family="paragraph" style:parent-style-name="Text_20_body" style:list-style-name="L18">
      <style:text-properties officeooo:rsid="001d7994" officeooo:paragraph-rsid="001d7994"/>
    </style:style>
    <style:style style:name="P20" style:family="paragraph" style:parent-style-name="Text_20_body" style:list-style-name="L19">
      <style:text-properties officeooo:rsid="001d7994" officeooo:paragraph-rsid="001d7994"/>
    </style:style>
    <style:style style:name="P21" style:family="paragraph" style:parent-style-name="Text_20_body" style:list-style-name="L19">
      <style:text-properties officeooo:rsid="001e7e0b" officeooo:paragraph-rsid="001e7e0b"/>
    </style:style>
    <style:style style:name="P22" style:family="paragraph" style:parent-style-name="Text_20_body" style:list-style-name="L22"/>
    <style:style style:name="P23"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24" style:family="paragraph" style:parent-style-name="Standard" style:list-style-name="LS4"/>
    <style:style style:name="P25" style:family="paragraph" style:parent-style-name="Standard" style:list-style-name="LS10"/>
    <style:style style:name="P26" style:family="paragraph" style:parent-style-name="Standard" style:list-style-name="LS4">
      <style:text-properties officeooo:rsid="001d7994" officeooo:paragraph-rsid="001d7994"/>
    </style:style>
    <style:style style:name="P27" style:family="paragraph">
      <style:paragraph-properties fo:margin-left="0cm" fo:margin-right="0cm" fo:margin-top="0cm" fo:margin-bottom="0cm" fo:line-height="100%" fo:text-align="start" fo:text-indent="0cm" style:writing-mode="lr-tb"/>
    </style:style>
    <style:style style:name="T1" style:family="text">
      <style:text-properties officeooo:rsid="001d7994"/>
    </style:style>
    <style:style style:name="T2" style:family="text">
      <style:text-properties officeooo:rsid="001e7e0b"/>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Pisi Linux teams are arranged according to other types of requests for collaboration should be conducted by the relevant team leader/s (where they exist).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27"><text:span text:style-name="T3">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3250787809337297231" text:style-name="L22">
        <text:list-item>
          <text:p text:style-name="P22">Serdar Soytetir - obsoleteman (Team Leader)</text:p>
        </text:list-item>
        <text:list-item>
          <text:p text:style-name="P22">Marcin Bojara - marcin</text:p>
        </text:list-item>
        <text:list-item>
          <text:p text:style-name="P22">Yusuf Aydemir - yusuf</text:p>
        </text:list-item>
      </text:list>
      <text:p text:style-name="Heading_20_2">Purpose</text:p>
      <text:p text:style-name="Text_20_body"><office:annotation><dc:date>0000-00-00T00:00:00</dc:date><text:p text:style-name="P27"><text:span text:style-name="T3">Re-word</text:span></text:p></office:annotation>To decide all technical policy relating to the technical direction that Pisi Linux takes.</text:p>
      <text:p text:style-name="Heading_20_2">Responsibilities</text:p>
      <text:list xml:id="list7008275639619111022" text:style-name="LS1">
        <text:list-item>
          <text:p text:style-name="P4">Packaging policy and guidelines</text:p>
        </text:list-item>
        <text:list-item>
          <text:p text:style-name="P4">Technical decisions regarding installation system and process, toolchain, kernel, X server</text:p>
        </text:list-item>
        <text:list-item>
          <text:p text:style-name="P4">Develop ideas to further refine or extend PiSi, YALI, COMAR, MUDUR, KAPTAN, USER MANAGER and PANDA functionality</text:p>
        </text:list-item>
        <text:list-item>
          <text:p text:style-name="P4">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 text:visited-style-name="Visited_20_Internet_20_Link">ticket</text:a> queue for the things we are working on.</text:p>
      <text:p text:style-name="Text_20_body">See <text:a xlink:type="simple" xlink:href="http://developer.pardus.org.tr/releases/index.html" text:style-name="Internet_20_link" text:visited-style-name="Visited_20_Internet_20_Link">releases</text:a> for information about Pisi Linux releases.</text:p>
      <text:p text:style-name="Heading_20_1"><text:bookmark text:name="h.yq7of1n4y2du"/>Project Coordinator</text:p>
      <text:p text:style-name="Heading_20_2">Contact Information</text:p>
      <text:list xml:id="list8958281621560049126" text:style-name="L23">
        <text:list-item>
          <text:p text:style-name="P3">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8828075112061750516" text:style-name="LS2">
        <text:list-item>
          <text:p text:style-name="P2">Maintain an overview on all aspects of the Project</text:p>
        </text:list-item>
        <text:list-item>
          <text:p text:style-name="P2">Maintain a project management calendar</text:p>
        </text:list-item>
        <text:list-item>
          <text:p text:style-name="P2">Coordinate and facilitate individual and team effort</text:p>
        </text:list-item>
        <text:list-item>
          <text:p text:style-name="P2">Process agenda item submissions</text:p>
        </text:list-item>
        <text:list-item>
          <text:p text:style-name="P2">Chair the Committee meetings</text:p>
        </text:list-item>
        <text:list-item>
          <text:p text:style-name="P2">Develop project strategies</text:p>
        </text:list-item>
        <text:list-item>
          <text:p text:style-name="P2">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15">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9149030540115129233" text:style-name="LS3">
        <text:list-item>
          <text:p text:style-name="P5">Pisi Linux code-base and core packages</text:p>
        </text:list-item>
        <text:list-item>
          <text:p text:style-name="P5">Manage the git Core repository packages and process requests for the Core repo</text:p>
        </text:list-item>
        <text:list-item>
          <text:p text:style-name="P5">Administrate the build system</text:p>
        </text:list-item>
        <text:list-item>
          <text:p text:style-name="P5">Provide guidance and support to the Extra-Packages Team</text:p>
        </text:list-item>
        <text:list-item>
          <text:p text:style-name="P5">Report progress towards release from Feature Freeze on</text:p>
        </text:list-item>
        <text:list-item>
          <text:p text:style-name="P5">Publish reports on changes to processes</text:p>
        </text:list-item>
        <text:list-item>
          <text:p text:style-name="P5">Remove unmaintained packages from Pisi Linux</text:p>
        </text:list-item>
        <text:list-item>
          <text:p text:style-name="P5">Core Team will implement all Technical Board directives, including the development of PISI, YALI, COMAR, MUDUR, KAPTAN, USER MANAGER</text:p>
        </text:list-item>
        <text:list-item>
          <text:p text:style-name="P5">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text:p>
      <text:list xml:id="list1216108699663242072" text:style-name="L14">
        <text:list-item>
          <text:p text:style-name="P6">Osman Erkan (namso-01) – Team Lead</text:p>
        </text:list-item>
        <text:list-item>
          <text:p text:style-name="P6">Stefan Grönewald (groni) – Moderator</text:p>
        </text:list-item>
        <text:list-item>
          <text:p text:style-name="P6">Vedat (vedat) – Moderator</text:p>
        </text:list-item>
        <text:list-item>
          <text:p text:style-name="P6">Kamil Atlı (suvari) – Moderator</text:p>
        </text:list-item>
        <text:list-item>
          <text:p text:style-name="P6">Ayhan Yalçınsoy (ayhanyalcinsoy)</text:p>
        </text:list-item>
        <text:list-item>
          <text:p text:style-name="P6">Nikolay Semenov (tribunal)</text:p>
        </text:list-item>
        <text:list-item>
          <text:p text:style-name="P6">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7053900463998325638" text:style-name="LS4">
        <text:list-item>
          <text:p text:style-name="P26">General responsibility of the Pisi Linux software selection</text:p>
        </text:list-item>
        <text:list-item>
          <text:p text:style-name="P26">Proposing new packages</text:p>
        </text:list-item>
        <text:list-item>
          <text:p text:style-name="P26">Updating existing packages</text:p>
        </text:list-item>
        <text:list-item>
          <text:p text:style-name="P26">Assuring that packages maintained do not break anything</text:p>
        </text:list-item>
        <text:list-item>
          <text:p text:style-name="P24">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3645470633476634075" text:style-name="L15">
        <text:list-item>
          <text:p text:style-name="P7">Stefan Grönewald (groni) – Team Leader</text:p>
        </text:list-item>
        <text:list-item>
          <text:p text:style-name="P7">Osman Erkan (namso-01)</text:p>
        </text:list-item>
        <text:list-item>
          <text:p text:style-name="P7">Ayhan Yalçınsoy (ayhanyalcinsoy)</text:p>
        </text:list-item>
        <text:list-item>
          <text:p text:style-name="P7">Vedat (vedat)</text:p>
        </text:list-item>
        <text:list-item>
          <text:p text:style-name="P7">Kamil Atlı (suvari)</text:p>
        </text:list-item>
        <text:list-item>
          <text:p text:style-name="P7">Varol Maksutoğlu (waroi)</text:p>
          <text:p text:style-name="P17"/>
        </text:list-item>
      </text:list>
      <text:p text:style-name="Heading_20_2"><text:soft-page-break/>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16">As a side note, every package maintainer is responsible for checking whether his/her package breaks something.</text:p>
      <text:p text:style-name="Heading_20_2">Responsibilities</text:p>
      <text:list xml:id="list9083411912010651927" text:style-name="LS5">
        <text:list-item>
          <text:p text:style-name="P8">Testing of software as it is released into the farm repo</text:p>
        </text:list-item>
        <text:list-item>
          <text:p text:style-name="P8">Developing and executing test plans to test important functionality in a systematic way</text:p>
        </text:list-item>
        <text:list-item>
          <text:p text:style-name="P8">Running test days for specific feature or component</text:p>
        </text:list-item>
        <text:list-item>
          <text:p text:style-name="P8">Working with the Core and Extra-Packages teams to maintain the release criteria</text:p>
        </text:list-item>
        <text:list-item>
          <text:p text:style-name="P8">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text:p>
      <text:list xml:id="list5027215315989986455" text:style-name="L17">
        <text:list-item>
          <text:p text:style-name="P18">Emir Yâsin Sarı (bitigchi) – Team Leader</text:p>
        </text:list-item>
        <text:list-item>
          <text:p text:style-name="P18">Paula (sapphireGD)</text:p>
        </text:list-item>
        <text:list-item>
          <text:p text:style-name="P18">Onur Aslan</text:p>
        </text:list-item>
        <text:list-item>
          <text:p text:style-name="P18">Osman Erkan (namso-01) - Websites</text:p>
        </text:list-item>
      </text:list>
      <text:p text:style-name="Heading_20_2">Purpose</text:p>
      <text:p text:style-name="Text_20_body"><office:annotation><dc:date>0000-00-00T00:00:00</dc:date><text:p text:style-name="P27"><text:span text:style-name="T3">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7642574243449810914" text:style-name="LS6">
        <text:list-item>
          <text:p text:style-name="P9">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9">Ensuring that new or existing features respect general UX principles, and direct development process towards a UX-friendly one.</text:p>
        </text:list-item>
        <text:list-item>
          <text:p text:style-name="P9">Creating whiteboards, analyzing current elements, proposing new designs and guiding developers in implementation</text:p>
        </text:list-item>
        <text:list-item>
          <text:p text:style-name="P9">Follow and analyze current design trends, review current elements, and propose replacements</text:p>
        </text:list-item>
        <text:list-item>
          <text:p text:style-name="P9">Creating artwork, branding materials, and guidelines for these elements</text:p>
        </text:list-item>
        <text:list-item>
          <text:p text:style-name="P9">Migrate all available info to the wiki, assist Documentation team in this regard.</text:p>
        </text:list-item>
      </text:list>
      <text:p text:style-name="Heading_20_2"><text:soft-page-break/>Meetings</text:p>
      <text:p text:style-name="Title">COMMUNITY GROUP</text:p>
      <text:p text:style-name="Heading_20_1"><text:bookmark text:name="h.k39dwgsmhoxb"/>Websites</text:p>
      <text:p text:style-name="Heading_20_2">Contact Information</text:p>
      <text:p text:style-name="Text_20_body">IRC or Slack: #</text:p>
      <text:p text:style-name="Text_20_body">Mailing List: Do we need one?</text:p>
      <text:p text:style-name="Heading_20_2">Composition</text:p>
      <text:list xml:id="list6170944349617390223" text:style-name="L18">
        <text:list-item>
          <text:p text:style-name="P19">Stefan Grönewald (groni) – Team Leader</text:p>
        </text:list-item>
        <text:list-item>
          <text:p text:style-name="P19">Varol Maksutoğlu (waroi)</text:p>
        </text:list-item>
        <text:list-item>
          <text:p text:style-name="P19">Richard de Bruin (richdb)</text:p>
        </text:list-item>
        <text:list-item>
          <text:p text:style-name="P19">Osman Erkan (namso-01) – Technical Lead</text:p>
        </text:list-item>
      </text:list>
      <text:p text:style-name="Heading_20_2">Purpose</text:p>
      <text:p text:style-name="Text_20_body">The Pisi Linux Website team aims to <office:annotation><dc:date>0000-00-00T00:00:00</dc:date><text:p text:style-name="P27"><text:span text:style-name="T3">Re-word.</text:span></text:p></office:annotation>improve Pisi Linux image and to create the best possible online interface for users and contributors.</text:p>
      <text:p text:style-name="Heading_20_2">Responsibilities</text:p>
      <text:list xml:id="list704382185487510856" text:style-name="LS7">
        <text:list-item>
          <text:p text:style-name="P10">Maintain the Pisi Linux and Pisi Linux World forum websites and forums</text:p>
        </text:list-item>
        <text:list-item>
          <text:p text:style-name="P10">Work in conjunction with Design/UX and QA teams for new features or <office:annotation><dc:date>0000-00-00T00:00:00</dc:date><text:p text:style-name="P27"><text:span text:style-name="T3">Re-word.</text:span></text:p></office:annotation>changes to the existing parts. New features shall not be implemented without proper testing and confirmation from UX team.</text:p>
        </text:list-item>
        <text:list-item>
          <text:p text:style-name="P10">Migrate all available info to the wiki, assist Documentation team in this regard</text:p>
        </text:list-item>
        <text:list-item>
          <text:p text:style-name="P10">Bug fixing :) <office:annotation><dc:date>0000-00-00T00:00:00</dc:date><text:p text:style-name="P27"><text:span text:style-name="T3">Re-word.</text:span></text:p></office:annotation>Keep the quality of the forum very good</text:p>
        </text:list-item>
        <text:list-item>
          <text:p text:style-name="P10">Update sections and items on the forum if needed</text:p>
        </text:list-item>
        <text:list-item>
          <text:p text:style-name="P10"><office:annotation><dc:date>0000-00-00T00:00:00</dc:date><text:p text:style-name="P27"><text:span text:style-name="T3">Re-word.</text:span></text:p></office:annotation>Answer and give reaction on forum questions</text:p>
        </text:list-item>
        <text:list-item>
          <text:p text:style-name="P10">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175205424682799480" text:style-name="L19">
        <text:list-item>
          <text:p text:style-name="P20">Richard de Bruin (richdb) – Team Leader</text:p>
        </text:list-item>
        <text:list-item>
          <text:p text:style-name="P20">Emir Yâsin Sarı – Turkey local leader</text:p>
        </text:list-item>
        <text:list-item>
          <text:p text:style-name="P21">Antony Baker (ant)</text:p>
        </text:list-item>
        <text:list-item>
          <text:p text:style-name="P21">İdris Kalp (narcisse)</text:p>
        </text:list-item>
        <text:list-item>
          <text:p text:style-name="P21">Varol Maksutoğlu (waroi)</text:p>
        </text:list-item>
      </text:list>
      <text:p text:style-name="Heading_20_2"><text:soft-page-break/>Purpose</text:p>
      <text:p text:style-name="Text_20_body">The PR/Marketing Team <office:annotation><dc:date>0000-00-00T00:00:00</dc:date><text:p text:style-name="P27"><text:span text:style-name="T3">Re-word.</text:span></text:p></office:annotation>ensures that people in pisi Linux can consistently explain to everyone what Pisi Linux is, why the project can help them, and how they can help the project.</text:p>
      <text:p text:style-name="Heading_20_2">Responsibilities</text:p>
      <text:list xml:id="list5089765755438720667" text:style-name="LS8">
        <text:list-item>
          <text:p text:style-name="P11">Act as official point-of-contact with outside agencies (DW etc)</text:p>
        </text:list-item>
        <text:list-item>
          <text:p text:style-name="P11">Use G+, Twitter and Facebook as primary <office:annotation><dc:date>0000-00-00T00:00:00</dc:date><text:p text:style-name="P27"><text:span text:style-name="T3">Re-word.</text:span></text:p></office:annotation>sources for news and communication about Pisi Linux</text:p>
        </text:list-item>
        <text:list-item>
          <text:p text:style-name="P11">Follow and analyze current social media trends and translate these to Pisi Linux</text:p>
        </text:list-item>
        <text:list-item>
          <text:p text:style-name="P11">Follow news about Pisi Linux in the media and other Linux news</text:p>
        </text:list-item>
        <text:list-item>
          <text:p text:style-name="P11"><office:annotation><dc:date>0000-00-00T00:00:00</dc:date><text:p text:style-name="P27"><text:span text:style-name="T3">Re-word.</text:span></text:p></office:annotation>Answer/Reaction about Pisi Linux on G+, Twitter and Facebook</text:p>
        </text:list-item>
      </text:list>
      <text:p text:style-name="Heading_20_2">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text:p>
      <text:list xml:id="list7079077816244218834" text:style-name="L20">
        <text:list-item>
          <text:p text:style-name="P12">Emir Yâsin Sarı (bitigchi) – Team Leader</text:p>
        </text:list-item>
        <text:list-item>
          <text:p text:style-name="P12">Antony Baker (ant)</text:p>
        </text:list-item>
        <text:list-item>
          <text:p text:style-name="P12"><text:span text:style-name="T2">Osman Erkan (namso-01)</text:span></text:p>
        </text:list-item>
        <text:list-item>
          <text:p text:style-name="P12">Ayhan Yalçınsoy (ayhanyalcinsoy)</text:p>
        </text:list-item>
        <text:list-item>
          <text:p text:style-name="P12">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7"><text:span text:style-name="T3">Find better description</text:span></text:p></office:annotation>clear and up to date documentation.</text:p>
      <text:p text:style-name="Heading_20_2">Responsibilities</text:p>
      <text:list xml:id="list5391188218936118607" text:style-name="LS9">
        <text:list-item>
          <text:p text:style-name="P13">Use wiki as primary information source available to everyone</text:p>
        </text:list-item>
        <text:list-item>
          <text:p text:style-name="P13">Make sure all the development related info is available on the wiki</text:p>
        </text:list-item>
        <text:list-item>
          <text:p text:style-name="P13">Use open file formats for documents (.html, .odf, .pdf, .md)</text:p>
        </text:list-item>
        <text:list-item>
          <text:p text:style-name="P13">Develop consistent document standards and templates</text:p>
        </text:list-item>
        <text:list-item>
          <text:p text:style-name="P13">Create “Introduction to Pisi Linux” documents and maintain them as version number progresses, make them available as printed copy</text:p>
        </text:list-item>
        <text:list-item>
          <text:p text:style-name="P13">Spell and grammar checking, ensure that the info available is in <office:annotation><dc:date>0000-00-00T00:00:00</dc:date><text:p text:style-name="P27"><text:span text:style-name="T3">Re-word.</text:span></text:p></office:annotation>perfect shape</text:p>
        </text:list-item>
        <text:list-item>
          <text:p text:style-name="P13">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text:soft-page-break/>Composition</text:p>
      <text:list xml:id="list8211876117047873885" text:style-name="L21">
        <text:list-item>
          <text:p text:style-name="P14">Nikolay Semenov <text:span text:style-name="T2">(</text:span>tribunal<text:span text:style-name="T2">)</text:span> – Team Leader</text:p>
        </text:list-item>
        <text:list-item>
          <text:p text:style-name="P14">Emir Yâsin Sarı <text:s/><text:span text:style-name="T2">(</text:span>bitigchi<text:span text:style-name="T2">)</text:span></text:p>
        </text:list-item>
        <text:list-item>
          <text:p text:style-name="P14"><text:span text:style-name="T2">Antony Baker (ant)</text:span></text:p>
        </text:list-item>
      </text:list>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625973997624719165" text:style-name="LS10">
        <text:list-item>
          <text:p text:style-name="P25">Use transifex as primary tool for translations.</text:p>
        </text:list-item>
        <text:list-item>
          <text:p text:style-name="P25">Provide translations via PO files</text:p>
        </text:list-item>
        <text:list-item>
          <text:p text:style-name="P25"><office:annotation><dc:date>0000-00-00T00:00:00</dc:date><text:p text:style-name="P27"><text:span text:style-name="T3">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ato" fo:font-family="Lato" style:font-style-name="Normal" style:font-pitch="variable" fo:font-size="14pt" style:font-name-asian="DejaVu Sans" style:font-family-asian="'DejaVu Sans'" style:font-family-generic-asian="system" style:font-pitch-asian="variable" style:font-size-asian="14pt" style:font-weight-asian="normal" style:font-name-complex="DejaVu Sans"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 LibreOffice_project/edfb5295ba211bd31ad47d0bad0118690f76407d</meta:generator>
    <dc:title/>
    <meta:initial-creator/>
    <meta:editing-cycles>9</meta:editing-cycles>
    <dc:date>2014-09-23T00:41:42.896209000</dc:date>
    <meta:editing-duration>PT9M22S</meta:editing-duration>
    <dc:creator>Emir Yasin Sarı</dc:creator>
    <meta:document-statistic meta:table-count="0" meta:image-count="0" meta:object-count="0" meta:page-count="8" meta:paragraph-count="220" meta:word-count="1720" meta:character-count="10895" meta:non-whitespace-character-count="9475"/>
  </office:meta>
</office:document-meta>
</file>